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s_wor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правильное?</text:p>
          </table:table-cell>
          <table:table-cell office:value-type="string" table:style-name="ce2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неправильное?</text:p>
          </table:table-cell>
          <table:table-cell office:value-type="string" table:style-name="ce2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2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олонтитул – это: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2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шрифт по умолчанию установлен в Word 2019?</text:p>
          </table:table-cell>
          <table:table-cell office:value-type="string" table:style-name="ce2">
            <text:p>Times New Roman; Calibri; Microsoft Ya Hei; Arial Narrow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2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2">
            <text:p>Alt; Ctrl; Shift; Del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2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увидеть включенная кнопка «Непечатаемые символы»?</text:p>
          </table:table-cell>
          <table:table-cell office:value-type="string" table:style-name="ce2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динить или разбить ячейки нарисованной таблицы возможно во вкладке:</text:p>
          </table:table-cell>
          <table:table-cell office:value-type="string" table:style-name="ce2">
            <text:p>«Конструктор»; «Макет»; «Параметры таблицы»; «Рецензировани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сделать наложенный на текстовый документ водяной знак?</text:p>
          </table:table-cell>
          <table:table-cell office:value-type="string" table:style-name="ce2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2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2">
            <text:p>Ctrl и Enter; Shift и пробел; Shift и Enter; Alt и Enter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2">
            <text:p>Ctrl + V; Ctrl + C; Ctrl + X; Ctrl + C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2">
            <text:p>колонтитулом; макросом; инструкцией; скрип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2">
            <text:p>Alt + Shift; Ctrl + Shift; Alt + Ctrl; Ctrl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2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ставить гиперссылку, следует выделить нужное слово и нажать:</text:p>
          </table:table-cell>
          <table:table-cell office:value-type="string" table:style-name="ce2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2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ориентации страницы не существует?</text:p>
          </table:table-cell>
          <table:table-cell office:value-type="string" table:style-name="ce2">
            <text:p>блокнотной; книжной; альбомно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опцию регулирует это диалоговое окно?</text:p>
          </table:table-cell>
          <table:table-cell office:value-type="string" table:style-name="ce2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2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2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сохранить написанный документ с помощью горячих клавиш?</text:p>
          </table:table-cell>
          <table:table-cell office:value-type="string" table:style-name="ce2">
            <text:p>Alt + Ctrl + F2; Ctrl + Shift + F2; Alt + Shift + F2; Ctrl + Alt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 Word – это:</text:p>
          </table:table-cell>
          <table:table-cell office:value-type="string" table:style-name="ce2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1ither</dc:creator>
    <meta:creation-date>2015-06-05T18:19:34Z</meta:creation-date>
    <dc:date>2020-03-30T09:21:24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